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4cm" svg:height="1.968cm" svg:x="1.2cm" svg:y="5.682cm">
          <text:p text:style-name="P1">gen_word()</text:p>
          <text:p text:style-name="P1"><text:span text:style-name="T1">{uses default min and max}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" draw:id="id2" draw:layer="layout" svg:width="7.998cm" svg:height="1.468cm" svg:x="1.126cm" svg:y="12.132cm">
          <text:p text:style-name="P2"><text:span text:style-name="T2">gen_word(min_lengh,max_length)</text:span></text:p>
          <text:p text:style-name="P2"><text:span text:style-name="T1">{sets is_first_vowel}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3" draw:id="id3" draw:layer="layout" svg:width="7.998cm" svg:height="1.468cm" svg:x="8.102cm" svg:y="5.932cm">
          <text:p text:style-name="P2"><text:span text:style-name="T2">gen_word(word_lengh)</text:span></text:p>
          <text:p text:style-name="P2"><text:span text:style-name="T1">{same for min and max}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6" draw:id="id6" draw:layer="layout" svg:width="10.7cm" svg:height="1.768cm" svg:x="9.9cm" svg:y="12.032cm">
          <text:p text:style-name="P2"><text:span text:style-name="T2">gen_word(first_letter,min_lengh,max_length)</text:span></text:p>
          <text:p text:style-name="P2"><text:span text:style-name="T1">{first letter + gen_word(...)</text:span></text:p>
          <text:p text:style-name="P2"><text:span text:style-name="T1">increments word length + sets first_letter}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4" draw:id="id4" draw:layer="layout" svg:width="10cm" svg:height="1.468cm" svg:x="1.1cm" svg:y="17.732cm">
          <text:p text:style-name="P2"><text:span text:style-name="T1">gen_word(is_first_vowel,min_lengh,max_length)</text:span></text:p>
          <text:p text:style-name="P2"><text:span text:style-name="T1">{random length generated}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1" draw:text-style-name="P2" draw:layer="layout" svg:width="8.3cm" svg:height="3.2cm" svg:x="1cm" svg:y="1cm">
          <text:p text:style-name="P2"><text:span text:style-name="T2">const int def_min_length</text:span></text:p>
          <text:p text:style-name="P2"><text:span text:style-name="T2">const int def_max_length</text:span></text:p>
          <text:p text:style-name="P2"><text:span text:style-name="T2">int word_length</text:span></text:p>
          <text:p text:style-name="P2"><text:span text:style-name="T2">string the_word</text:span></text:p>
          <text:p text:style-name="P2"><text:span text:style-name="T2">char first_lett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draw:type="line" svg:x1="4.4cm" svg:y1="7.65cm" svg:x2="5.125cm" svg:y2="12.132cm" draw:start-shape="id1" draw:start-glue-point="6" draw:end-shape="id2" draw:end-glue-point="4" svg:d="M4400 7650l725 4482" svg:viewBox="0 0 726 4483">
          <text:p/>
        </draw:connector>
        <draw:connector draw:style-name="gr2" draw:text-style-name="P1" draw:layer="layout" draw:type="line" svg:x1="12.101cm" svg:y1="7.4cm" svg:x2="5.125cm" svg:y2="12.132cm" draw:start-shape="id3" draw:start-glue-point="6" draw:end-shape="id2" draw:end-glue-point="4" svg:d="M12101 7400l-6976 4732" svg:viewBox="0 0 6977 4733">
          <text:p/>
        </draw:connector>
        <draw:connector draw:style-name="gr2" draw:text-style-name="P1" draw:layer="layout" draw:type="line" svg:x1="5.125cm" svg:y1="13.6cm" svg:x2="6.1cm" svg:y2="17.732cm" draw:start-shape="id2" draw:start-glue-point="6" draw:end-shape="id4" draw:end-glue-point="4" svg:d="M5125 13600l975 4132" svg:viewBox="0 0 976 4133">
          <text:p/>
        </draw:connector>
        <draw:custom-shape draw:style-name="gr1" draw:text-style-name="P2" xml:id="id5" draw:id="id5" draw:layer="layout" svg:width="11.451cm" svg:height="1.468cm" svg:x="4.449cm" svg:y="24.132cm">
          <text:p text:style-name="P2"><text:span text:style-name="T2">gen_word(is_first_vowel,word_length)</text:span></text:p>
          <text:p text:style-name="P2"><text:span text:style-name="T1">{sets word and word_length}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draw:type="line" svg:x1="6.1cm" svg:y1="19.2cm" svg:x2="10.175cm" svg:y2="24.132cm" draw:start-shape="id4" draw:start-glue-point="6" draw:end-shape="id5" draw:end-glue-point="4" svg:d="M6100 19200l4075 4932" svg:viewBox="0 0 4076 4933">
          <text:p/>
        </draw:connector>
        <draw:connector draw:style-name="gr2" draw:text-style-name="P1" draw:layer="layout" draw:type="line" svg:x1="15.25cm" svg:y1="13.8cm" svg:x2="6.1cm" svg:y2="17.732cm" draw:start-shape="id6" draw:start-glue-point="6" draw:end-shape="id4" draw:end-glue-point="4" svg:d="M15250 13800l-9150 3932" svg:viewBox="0 0 9151 3933">
          <text:p/>
        </draw:connector>
        <draw:custom-shape draw:style-name="gr1" draw:text-style-name="P2" xml:id="id7" draw:id="id7" draw:layer="layout" svg:width="7.302cm" svg:height="2.102cm" svg:x="13.3cm" svg:y="19.6cm">
          <text:p text:style-name="P2"><text:span text:style-name="T1">gen_word(first_letter,word_length)</text:span></text:p>
          <text:p text:style-name="P2"><text:span text:style-name="T1">{first letter + gen_word(...)</text:span></text:p>
          <text:p text:style-name="P2"><text:span text:style-name="T1">sets first_letter}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draw:type="line" svg:x1="16.951cm" svg:y1="21.702cm" svg:x2="10.175cm" svg:y2="24.132cm" draw:start-shape="id7" draw:start-glue-point="6" draw:end-shape="id5" draw:end-glue-point="4" svg:d="M16951 21702l-6776 2430" svg:viewBox="0 0 6777 2431">
          <text:p/>
        </draw:connector>
        <draw:custom-shape draw:style-name="gr1" draw:text-style-name="P2" xml:id="id8" draw:id="id8" draw:layer="layout" svg:width="7.998cm" svg:height="2.166cm" svg:x="10.704cm" svg:y="15.934cm">
          <text:p text:style-name="P2"><text:span text:style-name="T2">regenerate_word()</text:span></text:p>
          <text:p text:style-name="P2"><text:span text:style-name="T1">{same word_length, </text:span></text:p>
          <text:p text:style-name="P2"><text:span text:style-name="T1">and first_letter, if set}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draw:type="line" svg:x1="14.703cm" svg:y1="18.1cm" svg:x2="16.951cm" svg:y2="19.6cm" draw:start-shape="id8" draw:start-glue-point="6" draw:end-shape="id7" draw:end-glue-point="4" svg:d="M14703 18100l2248 1500" svg:viewBox="0 0 2249 1501">
          <text:p/>
        </draw:connector>
        <draw:connector draw:style-name="gr2" draw:text-style-name="P1" draw:layer="layout" draw:type="line" svg:x1="14.703cm" svg:y1="18.1cm" svg:x2="10.175cm" svg:y2="24.132cm" draw:start-shape="id8" draw:start-glue-point="6" draw:end-shape="id5" draw:end-glue-point="4" svg:d="M14703 18100l-4528 6032" svg:viewBox="0 0 4529 603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0T19:02:24.635072800</meta:creation-date>
    <dc:date>2014-08-21T00:48:11.412827708</dc:date>
    <meta:editing-duration>PT2H13M56S</meta:editing-duration>
    <meta:editing-cycles>3</meta:editing-cycles>
    <meta:generator>LibreOffice/4.2.4.2$Linux_X86_64 LibreOffice_project/420m0$Build-2</meta:generator>
    <meta:document-statistic meta:object-count="17"/>
  </office:meta>
</office:document-meta>
</file>